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0pt" fo:font-weight="bold" officeooo:rsid="000d90bc" officeooo:paragraph-rsid="000d90bc" style:font-size-asian="30pt" style:font-weight-asian="bold" style:font-size-complex="30pt" style:font-weight-complex="bold"/>
    </style:style>
    <style:style style:name="P2" style:family="paragraph" style:parent-style-name="Standard">
      <style:paragraph-properties fo:text-align="center" style:justify-single-word="false"/>
      <style:text-properties style:font-name="Arial" fo:font-size="20pt" fo:font-weight="bold" officeooo:rsid="000d90bc" officeooo:paragraph-rsid="000d90bc" style:font-size-asian="17.5pt" style:font-weight-asian="bold" style:font-size-complex="20pt" style:font-weight-complex="bold"/>
    </style:style>
    <style:style style:name="P3" style:family="paragraph" style:parent-style-name="Standard">
      <style:paragraph-properties fo:text-align="center" style:justify-single-word="false"/>
      <style:text-properties style:font-name="Arial" fo:font-size="20pt" fo:font-weight="bold" officeooo:rsid="000d90bc" officeooo:paragraph-rsid="000d90bc"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Arial" fo:font-size="20pt" fo:font-weight="normal" officeooo:rsid="000e8b74" officeooo:paragraph-rsid="000e8b74" style:font-size-asian="17.5pt" style:font-weight-asian="normal" style:font-size-complex="20pt" style:font-weight-complex="normal"/>
    </style:style>
    <style:style style:name="P5" style:family="paragraph" style:parent-style-name="Standard">
      <style:paragraph-properties fo:text-align="start" style:justify-single-word="false"/>
      <style:text-properties style:font-name="Arial" fo:font-size="20pt" fo:font-weight="normal" officeooo:rsid="0012aaef" officeooo:paragraph-rsid="0012aaef" style:font-size-asian="20pt" style:font-weight-asian="normal" style:font-size-complex="20pt" style:font-weight-complex="normal"/>
    </style:style>
    <style:style style:name="P6" style:family="paragraph" style:parent-style-name="Standard">
      <style:paragraph-properties fo:text-align="start" style:justify-single-word="false"/>
      <style:text-properties style:font-name="Arial" fo:font-size="20pt" fo:font-style="normal" fo:font-weight="normal" officeooo:rsid="00147505" officeooo:paragraph-rsid="00147505" style:font-size-asian="17.5pt" style:font-style-asian="normal" style:font-weight-asian="normal" style:font-size-complex="20pt" style:font-style-complex="normal" style:font-weight-complex="normal"/>
    </style:style>
    <style:style style:name="P7" style:family="paragraph" style:parent-style-name="Standard">
      <style:paragraph-properties fo:text-align="start" style:justify-single-word="false"/>
      <style:text-properties style:font-name="Arial" fo:font-size="20pt" fo:font-style="normal" fo:font-weight="normal" officeooo:rsid="0015b1c8" officeooo:paragraph-rsid="0015b1c8" style:font-size-asian="20pt" style:font-style-asian="normal" style:font-weight-asian="normal" style:font-size-complex="20pt" style:font-style-complex="normal" style:font-weight-complex="normal"/>
    </style:style>
    <style:style style:name="P8" style:family="paragraph" style:parent-style-name="Standard">
      <style:paragraph-properties fo:text-align="start" style:justify-single-word="false"/>
      <style:text-properties style:font-name="Arial" fo:font-size="14pt" fo:font-weight="normal" officeooo:rsid="000d90bc" officeooo:paragraph-rsid="000d90bc"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4pt" fo:font-weight="normal" officeooo:rsid="000e8b74" officeooo:paragraph-rsid="000e8b74" style:font-size-asian="14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style:font-name="Arial" fo:font-size="14pt" fo:font-weight="normal" officeooo:rsid="000e8b74" officeooo:paragraph-rsid="000e8b74"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fo:font-weight="normal" officeooo:rsid="000e8b74" officeooo:paragraph-rsid="000e8b74"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4pt" fo:font-weight="normal" officeooo:rsid="001004b9" officeooo:paragraph-rsid="001004b9"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Arial" fo:font-size="14pt" fo:font-weight="normal" officeooo:rsid="0011eafe" officeooo:paragraph-rsid="0011eafe" style:font-size-asian="12.25pt" style:font-weight-asian="normal" style:font-size-complex="14pt" style:font-weight-complex="normal"/>
    </style:style>
    <style:style style:name="P14" style:family="paragraph" style:parent-style-name="Standard" style:list-style-name="L2">
      <style:paragraph-properties fo:text-align="start" style:justify-single-word="false"/>
      <style:text-properties style:font-name="Arial" fo:font-size="14pt" fo:font-weight="normal" officeooo:rsid="0011eafe" officeooo:paragraph-rsid="0011eafe"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Arial" fo:font-size="14pt" fo:font-weight="normal" officeooo:rsid="0012aaef" officeooo:paragraph-rsid="0012aaef"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4pt" fo:font-weight="normal" officeooo:rsid="00146aad" officeooo:paragraph-rsid="00146aa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4pt" fo:font-weight="normal" officeooo:rsid="00147505" officeooo:paragraph-rsid="0014750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Arial" fo:font-size="14pt" fo:font-style="italic" fo:font-weight="normal" officeooo:rsid="00147505" officeooo:paragraph-rsid="00147505" style:font-size-asian="12.25pt" style:font-style-asian="italic" style:font-weight-asian="normal" style:font-size-complex="14pt" style:font-style-complex="italic" style:font-weight-complex="normal"/>
    </style:style>
    <style:style style:name="P19" style:family="paragraph" style:parent-style-name="Standard">
      <style:paragraph-properties fo:text-align="start" style:justify-single-word="false"/>
      <style:text-properties style:font-name="Arial" fo:font-size="14pt" fo:font-style="normal" fo:font-weight="normal" officeooo:rsid="00147505" officeooo:paragraph-rsid="00147505"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Arial" fo:font-size="14pt" fo:font-style="normal" fo:font-weight="normal" officeooo:rsid="0015b1c8" officeooo:paragraph-rsid="0015b1c8" style:font-size-asian="12.25pt" style:font-style-asian="normal" style:font-weight-asian="normal" style:font-size-complex="14pt" style:font-style-complex="normal" style:font-weight-complex="normal"/>
    </style:style>
    <style:style style:name="P21" style:family="paragraph" style:parent-style-name="Standard" style:list-style-name="L3">
      <style:paragraph-properties fo:text-align="start" style:justify-single-word="false"/>
      <style:text-properties style:font-name="Arial" fo:font-size="14pt" fo:font-style="normal" fo:font-weight="normal" officeooo:rsid="0015b1c8" officeooo:paragraph-rsid="0015b1c8" style:font-size-asian="12.25pt" style:font-style-asian="normal" style:font-weight-asian="normal" style:font-size-complex="14pt" style:font-style-complex="normal" style:font-weight-complex="normal"/>
    </style:style>
    <style:style style:name="P22" style:family="paragraph" style:parent-style-name="Standard" style:list-style-name="L4">
      <style:paragraph-properties fo:text-align="start" style:justify-single-word="false"/>
      <style:text-properties style:font-name="Arial" fo:font-size="14pt" fo:font-style="normal" fo:font-weight="normal" officeooo:rsid="0015b1c8" officeooo:paragraph-rsid="0015b1c8" style:font-size-asian="12.25pt" style:font-style-asian="normal" style:font-weight-asian="normal" style:font-size-complex="14pt" style:font-style-complex="normal" style:font-weight-complex="normal"/>
    </style:style>
    <style:style style:name="P23" style:family="paragraph" style:parent-style-name="Standard" style:list-style-name="L5">
      <style:paragraph-properties fo:text-align="start" style:justify-single-word="false"/>
      <style:text-properties style:font-name="Arial" fo:font-size="14pt" fo:font-style="normal" fo:font-weight="normal" officeooo:rsid="0015b1c8" officeooo:paragraph-rsid="0015b1c8" style:font-size-asian="12.25pt" style:font-style-asian="normal" style:font-weight-asian="normal" style:font-size-complex="14pt" style:font-style-complex="normal" style:font-weight-complex="normal"/>
    </style:style>
    <style:style style:name="P24" style:family="paragraph" style:parent-style-name="Standard" style:list-style-name="L6">
      <style:paragraph-properties fo:text-align="start" style:justify-single-word="false"/>
      <style:text-properties style:font-name="Arial" fo:font-size="14pt" fo:font-style="normal" fo:font-weight="normal" officeooo:rsid="0015b1c8" officeooo:paragraph-rsid="0015b1c8" style:font-size-asian="12.25pt" style:font-style-asian="normal" style:font-weight-asian="normal" style:font-size-complex="14pt" style:font-style-complex="normal" style:font-weight-complex="normal"/>
    </style:style>
    <style:style style:name="P25" style:family="paragraph" style:parent-style-name="Standard" style:list-style-name="L6">
      <style:paragraph-properties fo:text-align="start" style:justify-single-word="false"/>
      <style:text-properties style:font-name="Arial" fo:font-size="14pt" fo:font-style="normal" fo:font-weight="normal" officeooo:rsid="001632bd" officeooo:paragraph-rsid="001632bd" style:font-size-asian="12.25pt" style:font-style-asian="normal" style:font-weight-asian="normal" style:font-size-complex="14pt" style:font-style-complex="normal" style:font-weight-complex="normal"/>
    </style:style>
    <style:style style:name="P26" style:family="paragraph" style:parent-style-name="Header">
      <style:text-properties officeooo:rsid="000d90bc" officeooo:paragraph-rsid="000d90bc"/>
    </style:style>
    <style:style style:name="P27" style:family="paragraph" style:parent-style-name="Header">
      <style:paragraph-properties fo:text-align="end" style:justify-single-word="false"/>
      <style:text-properties officeooo:rsid="000e8b74" officeooo:paragraph-rsid="000e8b74"/>
    </style:style>
    <style:style style:name="T1" style:family="text">
      <style:text-properties officeooo:rsid="0011eafe"/>
    </style:style>
    <style:style style:name="T2" style:family="text">
      <style:text-properties officeooo:rsid="0012aaef"/>
    </style:style>
    <style:style style:name="T3" style:family="text">
      <style:text-properties officeooo:rsid="00146aa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YECTO DE FIN DE CFGS</text:p>
      <text:p text:style-name="P1"/>
      <text:p text:style-name="P1">DESARROLLO DE APLICACIONES WEB</text:p>
      <text:p text:style-name="P1"/>
      <text:p text:style-name="P2">RPG</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8">Alumno: Daniel Rodríguez Iglesias</text:p>
      <text:p text:style-name="P4"><text:soft-page-break/></text:p>
      <text:p text:style-name="P4">ÍNDICE</text:p>
      <text:p text:style-name="P4"/>
      <text:list xml:id="list2610423335" text:style-name="L1">
        <text:list-item>
          <text:p text:style-name="P10">Resumen</text:p>
        </text:list-item>
        <text:list-item>
          <text:p text:style-name="P10">Herramientas y métodos</text:p>
        </text:list-item>
        <text:list-item>
          <text:p text:style-name="P10">Instalación y configuración</text:p>
        </text:list-item>
        <text:list-item>
          <text:p text:style-name="P10">Servicios web</text:p>
        </text:list-item>
        <text:list-item>
          <text:p text:style-name="P10">Web de administración</text:p>
        </text:list-item>
        <text:list-item>
          <text:p text:style-name="P10">Aplicació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4">1. RESUMEN</text:p>
      <text:p text:style-name="P11"/>
      <text:p text:style-name="P11"/>
      <text:p text:style-name="P9">La idea del proyecto es hacer la propuesta de rpg dada por el profesorado, pero añadiéndole modificaciones de forma que quedase más como una propuesta aparte y se distanciase del trabajo de otros compañeros que también la tuviesen. </text:p>
      <text:p text:style-name="P9"/>
      <text:p text:style-name="P9">Este rpg sería un juego de combate por turnos entre dos jugadores. Ambos jugadores llevan un equipo de 4 personajes hecho por ellos mismos. En la victoria ganarían monedas y puntos para aumentar su posición en la clasificación, en cambio en la derrota solo perderían punto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text:p>
      <text:p text:style-name="P4">2. <text:span text:style-name="T1">HERRAMIENTAS Y MÉTODOS</text:span></text:p>
      <text:p text:style-name="P11"/>
      <text:p text:style-name="P11"/>
      <text:p text:style-name="P12">Para los servicios y la comunicación con la base de datos PostgreSQL he utilizado CodeIgniter, un framework PHP al cual se le ha incluido la librería RestServer para obtener los datos alojados en las tablas de la base de datos desde el Front. </text:p>
      <text:p text:style-name="P12"/>
      <text:p text:style-name="P12"/>
      <text:p text:style-name="P12">En la web de administración he utilizado Angular 8.</text:p>
      <text:p text:style-name="P12">En la aplicación he utilizado <text:span text:style-name="T1">Ionic 5.</text:span></text:p>
      <text:p text:style-name="P12"/>
      <text:p text:style-name="P13">Tanto en la web como en la aplicación se ha usado Akita, un<text:span text:style-name="T2">a libreria</text:span> que permite hacer la gestión de estado más sencilla, de forma que queden todos centralizados y accesibles desde cualquier parte separando en varios componentes cada utilidad:</text:p>
      <text:p text:style-name="P13"/>
      <text:list xml:id="list3497761616" text:style-name="L2">
        <text:list-item>
          <text:p text:style-name="P14">Store: se encarga de almacenar los datos.</text:p>
        </text:list-item>
        <text:list-item>
          <text:p text:style-name="P14">Query: consulta los datos almacenados en la Store y los devuelve, si esos datos cambian los mantiene actualizados donde se esté haciendo la consulta.</text:p>
        </text:list-item>
        <text:list-item>
          <text:p text:style-name="P14">Actions: sobreescribe los datos de la Store por unos nuevos que reciba</text:p>
        </text:list-item>
        <text:list-item>
          <text:p text:style-name="P14">Service: se encarga de comunicar las páginas de la aplicación con las peticiones y los datos devueltos por las mismas con los Actions.</text:p>
        </text:list-item>
        <text:list-item>
          <text:p text:style-name="P14">Api: es el componente encargado de las comunicaciones con la API.</text:p>
        </text:list-item>
      </text:list>
      <text:p text:style-name="P13"/>
      <text:p text:style-name="P15">De esta forma la comunicación se vuelve sencilla, ya que es muy intuitivo donde localizar cada cosa en cada momento.</text:p>
      <text:p text:style-name="P15"/>
      <text:p text:style-name="P15"/>
      <text:p text:style-name="P15">Además de Akita, he instalado dos librerias más, Breakpoint, que me permite escribir media queries de forma más sencilla, y ts-md5, con la cual puedo encriptar las contraseñas, de forma que nunca trabajo con la contraseña del usuario al descubierto.</text:p>
      <text:p text:style-name="P15"/>
      <text:p text:style-name="P15"/>
      <text:p text:style-name="P15"/>
      <text:p text:style-name="P15"/>
      <text:p text:style-name="P15"/>
      <text:p text:style-name="P15"><text:soft-page-break/></text:p>
      <text:p text:style-name="P5">3. INSTALACIÓN Y CONFIGURACIÓN</text:p>
      <text:p text:style-name="P13"/>
      <text:p text:style-name="P13"/>
      <text:p text:style-name="P16">Enlace al repositorio de GitHub con el proyecto: <text:a xlink:type="simple" xlink:href="https://github.com/danielr515/proyecto" text:style-name="Internet_20_link" text:visited-style-name="Visited_20_Internet_20_Link">https://github.com/danielr515/proyecto</text:a></text:p>
      <text:p text:style-name="P16"/>
      <text:p text:style-name="P15">Por un lado la instalación de los WebServices requiere de un sistema <text:span text:style-name="T3">con bases de datos PostgreSQL y un servidor web. En mi caso he utilizado Raspbian, una distribución de GNU/Linux basada en Debian, instalando Docker. </text:span></text:p>
      <text:p text:style-name="P15"/>
      <text:p text:style-name="P16">Para la instalación de la base de datos solo hace falta entrar como usuario y ejecutar el archivo <text:span text:style-name="T4">fullimport.sql</text:span> que se encuentra en la carpeta <text:span text:style-name="T4">db</text:span>, el se encargará de crear la base de datos, las tablas, el usuario con el cual se accede desde php y los triggers.</text:p>
      <text:p text:style-name="P16"/>
      <text:p text:style-name="P16">El proyecto en php no requiere de pasos de instalación, ya que se encuentra subido al completo en la carpeta <text:span text:style-name="T4">ws</text:span> del repositorio de GitHub.</text:p>
      <text:p text:style-name="P16"/>
      <text:p text:style-name="P16"/>
      <text:p text:style-name="P16">Para la web de administración se requiere tener instalado Angular, en mi caso Angular 8.</text:p>
      <text:p text:style-name="P16">Solamente se tendrá que descargar la carpeta <text:span text:style-name="T4">admin</text:span><text:span text:style-name="T5">, también en el GitHub, y ejecutar el comando </text:span><text:span text:style-name="T4">npm install</text:span><text:span text:style-name="T5">, de forma que se instalarán todas las librerías necesarias para su ejecución. En caso de que de esa forma no se instalen las librerías, los siguientes comandos serán necesarios:</text:span></text:p>
      <text:p text:style-name="P16"><text:span text:style-name="T5"/></text:p>
      <text:p text:style-name="P17"><text:span text:style-name="T4">npm install @datorama/akita</text:span></text:p>
      <text:p text:style-name="P18">npm install breakpoint-sass</text:p>
      <text:p text:style-name="P18">npm install ts-md5</text:p>
      <text:p text:style-name="P18"/>
      <text:p text:style-name="P19">En el caso de la aplicación solo es necesario Ionic5. Se encuentra en la carpeta app del GitHub. Los pasos de la instalación son los mismos que los de la web de administración pero sustituyendo el primer <text:span text:style-name="T4">npm install</text:span> por <text:span text:style-name="T4">ionic install.</text:span></text:p>
      <text:p text:style-name="P19"/>
      <text:p text:style-name="P19">Tanto en la web de administración como en la aplicación es necesario dirigirse a la carpeta <text:span text:style-name="T4">src &gt; core &gt; state </text:span>y entrar al archivo <text:span text:style-name="T4">app.api.ts </text:span>de cada uno para modificar la dirección de la variable <text:span text:style-name="T4">API</text:span>, la cual es la ruta de los WebServices y se reutiliza en toda la aplicación.</text:p>
      <text:p text:style-name="P6"><text:soft-page-break/></text:p>
      <text:p text:style-name="P6">4. SERVICIOS WEB</text:p>
      <text:p text:style-name="P19"/>
      <text:p text:style-name="P19"/>
      <text:p text:style-name="P19">Los WebServices son separados en Controllers y Models, de forma que los Models son los encargados de comunicarse con la base de datos y los Controller de recibir las peticiones desde las aplicaciones Angular y devolver los datos requeridos.</text:p>
      <text:p text:style-name="P20">Entre los controllers nos encontramos con:</text:p>
      <text:p text:style-name="P20"/>
      <text:list xml:id="list617140033" text:style-name="L3">
        <text:list-item>
          <text:p text:style-name="P21">MainController: contiene funciones genéricas accedidas desde el resto de Controllers.</text:p>
        </text:list-item>
        <text:list-item>
          <text:p text:style-name="P21">LoginController: se encarga de controlar las sesiones y registros de todos los usuarios, tanto administradores como jugadores.</text:p>
        </text:list-item>
        <text:list-item>
          <text:p text:style-name="P21">TypesController: envia el listado de tipos y sus relaciones con el resto de tipos, ademas de permitir insertar nuevos y modificar las relaciones entre ellos.</text:p>
        </text:list-item>
        <text:list-item>
          <text:p text:style-name="P21">CharactersController: se encarga de recibir las peticiones de los personajes y <text:s/>sus respectivas inserciones.</text:p>
        </text:list-item>
        <text:list-item>
          <text:p text:style-name="P21">RoomsController: controla la entrada a las salas permitiendo solo poder enconrtrarse en una de forma simultánea.</text:p>
        </text:list-item>
        <text:list-item>
          <text:p text:style-name="P21">SkillsController: devuelve la lista de habilidades y permite añadir nuevas.</text:p>
        </text:list-item>
        <text:list-item>
          <text:p text:style-name="P21">TeamsController: devuelve la lista de equipos que tiene un jugador.</text:p>
        </text:list-item>
        <text:list-item>
          <text:p text:style-name="P21">GameController: el Controller con más labores, controla los equipos seleccionados, los personajes que se encuentran actualmente en juego, además de devolver los datos necesarios para impimir la partida y actualizar los datos para los nuevos turnos de partida.</text:p>
        </text:list-item>
      </text:list>
      <text:p text:style-name="P20"/>
      <text:p text:style-name="P20">Cada uno de esos Controllers tiene un modelo relacionado para comunicarse a la base de datos.</text:p>
      <text:p text:style-name="P20"/>
      <text:p text:style-name="P20"/>
      <text:p text:style-name="P20"/>
      <text:p text:style-name="P20"/>
      <text:p text:style-name="P20"/>
      <text:p text:style-name="P20"/>
      <text:p text:style-name="P20"/>
      <text:p text:style-name="P20"/>
      <text:p text:style-name="P20"/>
      <text:p text:style-name="P7"><text:soft-page-break/></text:p>
      <text:p text:style-name="P7">5. WEB DE ADMINISTRACIÓN</text:p>
      <text:p text:style-name="P20"/>
      <text:p text:style-name="P20"/>
      <text:p text:style-name="P20">La web de administración se encarga de insertar y consultar datos nuevos en de las bases de datos de forma visual, de forma que no se requiera la manipulación de la misma de forma directa. </text:p>
      <text:p text:style-name="P20"/>
      <text:p text:style-name="P20">Toda la página se encuentra adaptada tanto en formato web como en formato móvil, de forma que se pueda acceder desde gran cantidad de dispositivos.</text:p>
      <text:p text:style-name="P20"/>
      <text:p text:style-name="P20">Esta aplicación permite:</text:p>
      <text:p text:style-name="P20"/>
      <text:list xml:id="list2611837232" text:style-name="L4">
        <text:list-item>
          <text:p text:style-name="P22">Registrar nuevos administradores.</text:p>
        </text:list-item>
        <text:list-item>
          <text:p text:style-name="P22">Listar e insertar tipos y sus respectivas relaciones.</text:p>
        </text:list-item>
        <text:list-item>
          <text:p text:style-name="P22">Listar e insertar personajes.</text:p>
        </text:list-item>
        <text:list-item>
          <text:p text:style-name="P22">Listar e insertar habilidades.</text:p>
        </text:list-item>
      </text:list>
      <text:p text:style-name="P20"/>
      <text:p text:style-name="P20">Funciones que aun no están implementadas:</text:p>
      <text:p text:style-name="P20"/>
      <text:list xml:id="list3135975915" text:style-name="L5">
        <text:list-item>
          <text:p text:style-name="P23">Eliminar tipos, presonajes y habilidades.</text:p>
        </text:list-item>
        <text:list-item>
          <text:p text:style-name="P23">Listar, insertar y eliminar objetos.</text:p>
        </text:list-item>
        <text:list-item>
          <text:p text:style-name="P23">Actualizar los objetos de la tienda.</text:p>
        </text:list-item>
      </text:list>
      <text:p text:style-name="P20"/>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6. APLICACIÓN</text:p>
      <text:p text:style-name="P20"/>
      <text:p text:style-name="P20">La aplicación es un juego rpg por turnos multijugador. Solo está hecha para ser utilizada en dispositivos móviles.</text:p>
      <text:p text:style-name="P20">La aplicación permitiria:</text:p>
      <text:list xml:id="list3762349771" text:style-name="L6">
        <text:list-item>
          <text:p text:style-name="P24">Crear salas de juego, tanto publicas como privadas, para jugar un combate de 1vs1 utilizando equipos de 4 personajes.</text:p>
        </text:list-item>
        <text:list-item>
          <text:p text:style-name="P24">Listar y unirse a salas de otros jugadores, solo una simultáneamente.</text:p>
        </text:list-item>
        <text:list-item>
          <text:p text:style-name="P25">Crear equipos y eliminarlos (no implementado).</text:p>
        </text:list-item>
        <text:list-item>
          <text:p text:style-name="P25">Mostrar la tienda, además de permitir comprar los objetos (no implementado).</text:p>
        </text:list-item>
        <text:list-item>
          <text:p text:style-name="P25">Listar y modificar los datos básicos del usuario, como el email o la contraseña (no implementado).</text:p>
        </text:list-item>
        <text:list-item>
          <text:p text:style-name="P25">Mostrar el inventario de objetos que posee el jugador.</text:p>
        </text:list-item>
        <text:list-item>
          <text:p text:style-name="P25">Mostrar una clasificación general de jugadores, además de la posición actual del jugador (no implementado).</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90bc" officeooo:paragraph-rsid="000d90bc"/>
    </style:style>
    <style:style style:name="MP2" style:family="paragraph" style:parent-style-name="Header">
      <style:paragraph-properties fo:text-align="end" style:justify-single-word="false"/>
      <style:text-properties officeooo:rsid="000e8b74" officeooo:paragraph-rsid="000e8b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next-style-name="First_20_Page">
      <style:header>
        <text:p text:style-name="MP1"/>
      </style:header>
      <style:footer>
        <text:p text:style-name="Footer"/>
      </style:footer>
    </style:master-page>
    <style:master-page style:name="First_20_Page" style:display-name="First Page" style:page-layout-name="Mpm1" style:next-style-name="Standard">
      <style:header>
        <text:p text:style-name="MP2">21/05/2020</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1T22:13:06.889000000</meta:creation-date>
    <dc:date>2020-05-21T23:53:47.142000000</dc:date>
    <meta:editing-duration>PT12M55S</meta:editing-duration>
    <meta:editing-cycles>2</meta:editing-cycles>
    <meta:generator>LibreOffice/6.1.2.1$Windows_X86_64 LibreOffice_project/65905a128db06ba48db947242809d14d3f9a93fe</meta:generator>
    <meta:document-statistic meta:table-count="0" meta:image-count="0" meta:object-count="0" meta:page-count="8" meta:paragraph-count="74" meta:word-count="1099" meta:character-count="6659" meta:non-whitespace-character-count="5662"/>
  </office:meta>
</office:document-meta>
</file>